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a2eb2" officeooo:paragraph-rsid="000a2eb2"/>
    </style:style>
    <style:style style:name="P2" style:family="paragraph" style:parent-style-name="Preformatted_20_Text">
      <style:text-properties officeooo:rsid="000a2eb2" officeooo:paragraph-rsid="000a2eb2"/>
    </style:style>
    <style:style style:name="P3" style:family="paragraph" style:parent-style-name="Text_20_body">
      <style:text-properties officeooo:rsid="000a2eb2" officeooo:paragraph-rsid="000a2eb2"/>
    </style:style>
    <style:style style:name="P4" style:family="paragraph" style:parent-style-name="Text_20_body">
      <style:text-properties officeooo:rsid="000b46d5" officeooo:paragraph-rsid="000b46d5"/>
    </style:style>
    <style:style style:name="P5" style:family="paragraph" style:parent-style-name="Text_20_body">
      <style:text-properties officeooo:rsid="000cce38" officeooo:paragraph-rsid="000cce38"/>
    </style:style>
    <style:style style:name="P6" style:family="paragraph" style:parent-style-name="Text_20_body">
      <style:text-properties officeooo:rsid="000d2a5b" officeooo:paragraph-rsid="000d2a5b"/>
    </style:style>
    <style:style style:name="P7" style:family="paragraph" style:parent-style-name="Text_20_body">
      <style:text-properties officeooo:rsid="000e730d" officeooo:paragraph-rsid="000e730d"/>
    </style:style>
    <style:style style:name="P8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9" style:family="paragraph" style:parent-style-name="Text_20_body">
      <style:paragraph-properties fo:break-before="page"/>
      <style:text-properties officeooo:rsid="00102d83" officeooo:paragraph-rsid="00102d83"/>
    </style:style>
    <style:style style:name="P10" style:family="paragraph" style:parent-style-name="Text_20_body">
      <style:text-properties officeooo:rsid="00102d83" officeooo:paragraph-rsid="00102d83"/>
    </style:style>
    <style:style style:name="T1" style:family="text">
      <style:text-properties officeooo:rsid="001411ae"/>
    </style:style>
    <style:style style:name="T2" style:family="text">
      <style:text-properties officeooo:rsid="000b46d5"/>
    </style:style>
    <style:style style:name="T3" style:family="text">
      <style:text-properties officeooo:rsid="000d2a5b"/>
    </style:style>
    <style:style style:name="T4" style:family="text">
      <style:text-properties officeooo:rsid="000e730d"/>
    </style:style>
    <style:style style:name="T5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officeooo:rsid="0013ec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eet 3</text:p>
      <text:p text:style-name="P2">Warmup</text:p>
      <text:p text:style-name="P2"/>
      <text:p text:style-name="P3">a) register can only be applied on local variables so it must be in func()</text:p>
      <text:p text:style-name="P3">b) <text:span text:style-name="T1">extern is only global scope and register only local scope</text:span></text:p>
      <text:p text:style-name="P3">c)static in the parameter list <text:span text:style-name="T2">is not allowed</text:span></text:p>
      <text:p text:style-name="P4">d)mixing <text:span text:style-name="T1">static and register isnt allowed</text:span></text:p>
      <text:p text:style-name="P4">e)should work</text:p>
      <text:p text:style-name="P3"/>
      <text:p text:style-name="P3"/>
      <text:p text:style-name="P3"/>
      <text:p text:style-name="P3"/>
      <text:p text:style-name="P5">Exercise 3.1</text:p>
      <text:p text:style-name="P5">a) First we set k=n initially then it runs through the loop and add 1 if the least significan bit is 1</text:p>
      <text:p text:style-name="P5">Then we make a right shit on k <text:span text:style-name="T3">which removes the least significant bit and then the loop repeats until no more bits are left (ergo k=0)</text:span></text:p>
      <text:p text:style-name="P6">b) <text:span text:style-name="T4">log2(n)+1 becaue its halfed each iterration</text:span></text:p>
      <text:p text:style-name="P6">c) <text:span text:style-name="T4">signed int would allow on right shift for negative numbers to break the count and introduce more bits therefore it wont work</text:span></text:p>
      <text:p text:style-name="P7">d)</text:p>
      <text:p text:style-name="P8" loext:marker-style-name="T5"><text:span text:style-name="T6">#include </text:span><text:span text:style-name="T7">&lt;stdio.h&gt;<text:line-break/><text:line-break/></text:span><text:span text:style-name="T8">float </text:span><text:span text:style-name="T9">negate</text:span><text:span text:style-name="T5">(</text:span><text:span text:style-name="T8">float </text:span><text:span text:style-name="T5">s);<text:line-break/><text:line-break/></text:span><text:span text:style-name="T8">int </text:span><text:span text:style-name="T9">main</text:span><text:span text:style-name="T5">() {<text:line-break/> <text:s text:c="3"/></text:span><text:span text:style-name="T8">float </text:span><text:span text:style-name="T5">a = </text:span><text:span text:style-name="T10">1.0f</text:span><text:span text:style-name="T5">;<text:line-break/> <text:s text:c="3"/></text:span><text:span text:style-name="T9">printf</text:span><text:span text:style-name="T5">(</text:span><text:span text:style-name="T7">"%.2f"</text:span><text:span text:style-name="T5">, </text:span><text:span text:style-name="T9">negate</text:span><text:span text:style-name="T5">(a));<text:line-break/>}<text:line-break/><text:line-break/></text:span><text:span text:style-name="T8">float </text:span><text:span text:style-name="T9">negate</text:span><text:span text:style-name="T5">(</text:span><text:span text:style-name="T8">float </text:span><text:span text:style-name="T5">s) {<text:line-break/> <text:s text:c="3"/></text:span><text:span text:style-name="T8">unsigned int </text:span><text:span text:style-name="T5">*ps = (</text:span><text:span text:style-name="T8">unsigned int </text:span><text:span text:style-name="T5">*) &amp;s; </text:span><text:span text:style-name="T11">//so i can use bit operations<text:line-break/> <text:s text:c="3"/></text:span><text:span text:style-name="T5">*ps ^= </text:span><text:span text:style-name="T10">1 </text:span><text:span text:style-name="T5">&lt;&lt; </text:span><text:span text:style-name="T10">31</text:span><text:span text:style-name="T5">; </text:span><text:span text:style-name="T11">//XOR the 31 bit with 1<text:line-break/> <text:s text:c="3"/></text:span><text:span text:style-name="T8">return </text:span><text:span text:style-name="T5">s;<text:line-break/>}</text:span></text:p>
      <text:p text:style-name="P9">Exercise 3.2</text:p>
      <text:p text:style-name="P10">a)</text:p>
      <text:p text:style-name="P10">char c =’B’; // <text:span text:style-name="T12">No convsrion</text:span></text:p>
      <text:p text:style-name="P10">short s = −1; //conversion to short</text:p>
      <text:p text:style-name="P10">unsigned int ui = 10; //conversion to unsigned int</text:p>
      <text:p text:style-name="P10">c !=’X’; //<text:span text:style-name="T12">No conversion</text:span></text:p>
      <text:p text:style-name="P10">c + s // both get converted into an <text:span text:style-name="T12">signed</text:span> integer to add them together </text:p>
      <text:p text:style-name="P10">ui &gt; s //<text:span text:style-name="T12">cast to signed int</text:span></text:p>
      <text:p text:style-name="P10">ui ∗= 2.0; // <text:span text:style-name="T12">implicit cast from double to signed in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9T13:08:51.932000000</meta:creation-date>
    <dc:date>2024-11-13T12:10:38.181000000</dc:date>
    <meta:editing-duration>PT29M57S</meta:editing-duration>
    <meta:editing-cycles>3</meta:editing-cycles>
    <meta:generator>LibreOffice/24.8.2.1$Windows_X86_64 LibreOffice_project/0f794b6e29741098670a3b95d60478a65d05ef13</meta:generator>
    <meta:print-date>2024-11-13T12:10:35.543000000</meta:print-date>
    <meta:printed-by>PDF-Dateien</meta:printed-by>
    <meta:document-statistic meta:table-count="0" meta:image-count="0" meta:object-count="0" meta:page-count="2" meta:paragraph-count="23" meta:word-count="236" meta:character-count="1241" meta:non-whitespace-character-count="1004"/>
  </office:meta>
</office:document-meta>
</file>